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2.294cm">
          <draw:text-box>
            <text:p text:style-name="P1"><text:span text:style-name="T2">Test of link from error function</text:span></text:p>
          </draw:text-box>
        </draw:frame>
        <draw:frame draw:style-name="gr3" draw:text-style-name="P4" draw:layer="layout" svg:width="7.333cm" svg:height="1.185cm" svg:x="31.4cm" svg:y="2.015cm">
          <draw:text-box>
            <text:p><text:span text:style-name="T3"><text:file-name text:display="name">005-005-XPVAControl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617cm" svg:y="16.802cm">
            <draw:text-box>
              <text:p text:style-name="P5"><text:span text:style-name="T4">LaserX</text:span></text:p>
              <text:p text:style-name="P5"><text:span text:style-name="T4">Accel</text:span></text:p>
            </draw:text-box>
          </draw:frame>
          <draw:polygon draw:style-name="gr5" draw:text-style-name="P7" draw:layer="layout" svg:width="9.721cm" svg:height="7.479cm" svg:x="22.289cm" svg:y="14.1cm" svg:viewBox="0 0 9722 7480" draw:points="0,7480 9722,7480 4858,0">
            <text:p/>
          </draw:polygon>
          <draw:custom-shape draw:style-name="gr6" draw:text-style-name="P8" draw:layer="layout" svg:width="0.486cm" svg:height="0.5cm" svg:x="21.9cm" svg:y="21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914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907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9.25cm" svg:y1="23.6cm" svg:x2="22.101cm" svg:y2="21.699cm" draw:start-shape="id1" draw:start-glue-point="0" draw:end-shape="id2" draw:end-glue-point="6" svg:d="M19250 23600l2851-1901" svg:viewBox="0 0 2852 1902">
          <text:p/>
        </draw:connector>
        <draw:g xml:id="id4" draw:id="id4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ConfigLayout" svg:width="5.549cm" svg:height="4.74cm" svg:x="7.018cm" svg:y="19.102cm">
            <draw:text-box>
              <text:p text:style-name="P5"><text:span text:style-name="T4">Env</text:span></text:p>
            </draw:text-box>
          </draw:frame>
          <draw:polygon draw:style-name="gr5" draw:text-style-name="P7" draw:layer="ConfigLayout" svg:width="9.721cm" svg:height="7.479cm" svg:x="4.69cm" svg:y="16.4cm" svg:viewBox="0 0 9722 7480" draw:points="0,7480 9722,7480 4858,0">
            <text:p/>
          </draw:polygon>
          <draw:custom-shape draw:style-name="gr6" draw:text-style-name="P8" draw:layer="ConfigLayout" svg:width="0.486cm" svg:height="0.5cm" svg:x="4.301cm" svg:y="2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ConfigLayout" svg:width="0.486cm" svg:height="0.5cm" svg:x="14.315cm" svg:y="2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ConfigLayout" svg:width="0.486cm" svg:height="0.5cm" svg:x="9.308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g>
            <draw:custom-shape draw:style-name="gr9" draw:text-style-name="P12" draw:layer="ConfigLayout" svg:width="0.8cm" svg:height="0.3cm" svg:x="1.501cm" svg:y="25.5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.301cm" svg:y="25.498cm">
              <text:p text:style-name="P11"><text:span text:style-name="T5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.501cm" svg:y="25.8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.701cm" svg:y="26.4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26.4cm">
                <text:p text:style-name="P11"><text:span text:style-name="T5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26.4cm">
                <text:p text:style-name="P11"><text:span text:style-name="T5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.701cm" svg:y="26.1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26.1cm">
                <text:p text:style-name="P11"><text:span text:style-name="T5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26.1cm">
                <text:p text:style-name="P11"><text:span text:style-name="T5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3.151cm" svg:y1="25.498cm" svg:x2="4.502cm" svg:y2="23.999cm" draw:start-shape="id3" draw:start-glue-point="0" draw:end-shape="id4" draw:end-glue-point="6" svg:d="M3151 25498l1351-1499" svg:viewBox="0 0 1352 1500">
          <text:p/>
        </draw:connector>
        <draw:g xml:id="id1" draw:id="id1">
          <draw:g>
            <draw:custom-shape draw:style-name="gr9" draw:text-style-name="P12" draw:layer="ConfigLayout" svg:width="0.8cm" svg:height="0.3cm" svg:x="17.6cm" svg:y="23.6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8.4cm" svg:y="23.6cm">
              <text:p text:style-name="P11"><text:span text:style-name="T5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17.6cm" svg:y="23.9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8.4cm" svg:y="23.9cm">
              <text:p text:style-name="P11"><text:span text:style-name="T5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7.6cm" svg:y="24.2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19.8cm" svg:y="24.8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ConfigLayout" svg:width="1.8cm" svg:height="0.3cm" svg:x="17.6cm" svg:y="24.802cm">
                <text:p text:style-name="P11"><text:span text:style-name="T5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2" draw:layer="ConfigLayout" svg:width="0.4cm" svg:height="0.3cm" svg:x="19.4cm" svg:y="24.802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19.8cm" svg:y="24.5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7.6cm" svg:y="24.502cm">
                <text:p text:style-name="P11"><text:span text:style-name="T5">Level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8.7cm" svg:y="24.502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19.8cm" svg:y="25.1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7.6cm" svg:y="25.102cm">
                <text:p text:style-name="P11"><text:span text:style-name="T5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8.7cm" svg:y="25.102cm">
                <text:p text:style-name="P11"><text:span text:style-name="T5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0T17:15:39.493000000</dc:date>
    <meta:editing-duration>PT11H23M45S</meta:editing-duration>
    <meta:editing-cycles>56</meta:editing-cycles>
    <meta:document-statistic meta:object-count="52"/>
  </office:meta>
</office:document-meta>
</file>